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Sección 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 consta</text:p>
          </table:table-cell>
          <table:table-cell table:style-name="ce1" office:value-type="string" calcext:value-type="string">
            <text:p>Soltero/a</text:p>
          </table:table-cell>
          <table:table-cell table:style-name="ce1" office:value-type="string" calcext:value-type="string">
            <text:p>Casado/a</text:p>
          </table:table-cell>
          <table:table-cell table:style-name="ce1" office:value-type="string" calcext:value-type="string">
            <text:p>Viudo/a</text:p>
          </table:table-cell>
          <table:table-cell table:style-name="ce1" office:value-type="string" calcext:value-type="string">
            <text:p>Divorciado/a o Separado/a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1506" calcext:value-type="float">
            <text:p>1506</text:p>
          </table:table-cell>
          <table:table-cell office:value-type="float" office:value="35208" calcext:value-type="float">
            <text:p>35208</text:p>
          </table:table-cell>
          <table:table-cell office:value-type="float" office:value="53862" calcext:value-type="float">
            <text:p>53862</text:p>
          </table:table-cell>
          <table:table-cell office:value-type="float" office:value="1080" calcext:value-type="float">
            <text:p>1080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float" office:value="237" calcext:value-type="float">
            <text:p>23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789" calcext:value-type="float">
            <text:p>789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09</text:p>
          </table:table-cell>
          <table:table-cell office:value-type="float" office:value="636" calcext:value-type="float">
            <text:p>636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498" calcext:value-type="float">
            <text:p>498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0</text:p>
          </table:table-cell>
          <table:table-cell office:value-type="float" office:value="543" calcext:value-type="float">
            <text:p>543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27" calcext:value-type="float">
            <text:p>27</text:p>
          </table:table-cell>
          <table:table-cell office:value-type="float" office:value="210" calcext:value-type="float">
            <text:p>210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28</text:p>
          </table:table-cell>
          <table:table-cell office:value-type="float" office:value="507" calcext:value-type="float">
            <text:p>50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float" office:value="462" calcext:value-type="float">
            <text:p>46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49" calcext:value-type="float">
            <text:p>849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558" calcext:value-type="float">
            <text:p>558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852" calcext:value-type="float">
            <text:p>852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537" calcext:value-type="float">
            <text:p>53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float" office:value="735" calcext:value-type="float">
            <text:p>735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291" calcext:value-type="float">
            <text:p>291</text:p>
          </table:table-cell>
          <table:table-cell office:value-type="float" office:value="210" calcext:value-type="float">
            <text:p>210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3</text:p>
          </table:table-cell>
          <table:table-cell office:value-type="float" office:value="561" calcext:value-type="float">
            <text:p>561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4</text:p>
          </table:table-cell>
          <table:table-cell office:value-type="float" office:value="525" calcext:value-type="float">
            <text:p>525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7</text:p>
          </table:table-cell>
          <table:table-cell office:value-type="float" office:value="504" calcext:value-type="float">
            <text:p>504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24" calcext:value-type="float">
            <text:p>24</text:p>
          </table:table-cell>
          <table:table-cell office:value-type="float" office:value="342" calcext:value-type="float">
            <text:p>342</text:p>
          </table:table-cell>
          <table:table-cell office:value-type="float" office:value="231" calcext:value-type="float">
            <text:p>231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2</text:p>
          </table:table-cell>
          <table:table-cell office:value-type="float" office:value="717" calcext:value-type="float">
            <text:p>717</text:p>
          </table:table-cell>
          <table:table-cell office:value-type="float" office:value="6" calcext:value-type="float">
            <text:p>6</text:p>
          </table:table-cell>
          <table:table-cell office:value-type="float" office:value="228" calcext:value-type="float">
            <text:p>228</text:p>
          </table:table-cell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07</text:p>
          </table:table-cell>
          <table:table-cell office:value-type="float" office:value="567" calcext:value-type="float">
            <text:p>567</text:p>
          </table:table-cell>
          <table:table-cell office:value-type="float" office:value="15" calcext:value-type="float">
            <text:p>15</text:p>
          </table:table-cell>
          <table:table-cell office:value-type="float" office:value="222" calcext:value-type="float">
            <text:p>222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24" calcext:value-type="float">
            <text:p>24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24" calcext:value-type="float">
            <text:p>24</text:p>
          </table:table-cell>
          <table:table-cell office:value-type="float" office:value="258" calcext:value-type="float">
            <text:p>258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240" calcext:value-type="float">
            <text:p>240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21" calcext:value-type="float">
            <text:p>21</text:p>
          </table:table-cell>
          <table:table-cell office:value-type="float" office:value="375" calcext:value-type="float">
            <text:p>375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660" calcext:value-type="float">
            <text:p>660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6048</text:p>
          </table:table-cell>
          <table:table-cell office:value-type="float" office:value="906" calcext:value-type="float">
            <text:p>906</text:p>
          </table:table-cell>
          <table:table-cell office:value-type="float" office:value="6" calcext:value-type="float">
            <text:p>6</text:p>
          </table:table-cell>
          <table:table-cell office:value-type="float" office:value="270" calcext:value-type="float">
            <text:p>270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05</text:p>
          </table:table-cell>
          <table:table-cell office:value-type="float" office:value="657" calcext:value-type="float">
            <text:p>657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378" calcext:value-type="float">
            <text:p>37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12" calcext:value-type="float">
            <text:p>31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  <table:table-cell office:value-type="float" office:value="288" calcext:value-type="float">
            <text:p>288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18" calcext:value-type="float">
            <text:p>18</text:p>
          </table:table-cell>
          <table:table-cell office:value-type="float" office:value="276" calcext:value-type="float">
            <text:p>276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6" calcext:value-type="float">
            <text:p>6</text:p>
          </table:table-cell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207" calcext:value-type="float">
            <text:p>207</text:p>
          </table:table-cell>
          <table:table-cell office:value-type="float" office:value="363" calcext:value-type="float">
            <text:p>363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77</text:p>
          </table:table-cell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office:value-type="float" office:value="318" calcext:value-type="float">
            <text:p>318</text:p>
          </table:table-cell>
          <table:table-cell office:value-type="float" office:value="459" calcext:value-type="float">
            <text:p>459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89</text:p>
          </table:table-cell>
          <table:table-cell office:value-type="float" office:value="720" calcext:value-type="float">
            <text:p>720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813" calcext:value-type="float">
            <text:p>813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756" calcext:value-type="float">
            <text:p>756</text:p>
          </table:table-cell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837" calcext:value-type="float">
            <text:p>837</text:p>
          </table:table-cell>
          <table:table-cell office:value-type="float" office:value="12" calcext:value-type="float">
            <text:p>12</text:p>
          </table:table-cell>
          <table:table-cell office:value-type="float" office:value="264" calcext:value-type="float">
            <text:p>264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1</text:p>
          </table:table-cell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3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15" calcext:value-type="float">
            <text:p>15</text:p>
          </table:table-cell>
          <table:table-cell office:value-type="float" office:value="273" calcext:value-type="float">
            <text:p>273</text:p>
          </table:table-cell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12" calcext:value-type="float">
            <text:p>12</text:p>
          </table:table-cell>
          <table:table-cell office:value-type="float" office:value="234" calcext:value-type="float">
            <text:p>234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float" office:value="507" calcext:value-type="float">
            <text:p>507</text:p>
          </table:table-cell>
          <table:table-cell office:value-type="float" office:value="12" calcext:value-type="float">
            <text:p>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9" calcext:value-type="float">
            <text:p>9</text:p>
          </table:table-cell>
          <table:table-cell office:value-type="float" office:value="339" calcext:value-type="float">
            <text:p>339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2</text:p>
          </table:table-cell>
          <table:table-cell office:value-type="float" office:value="1170" calcext:value-type="float">
            <text:p>1170</text:p>
          </table:table-cell>
          <table:table-cell office:value-type="float" office:value="15" calcext:value-type="float">
            <text:p>15</text:p>
          </table:table-cell>
          <table:table-cell office:value-type="float" office:value="465" calcext:value-type="float">
            <text:p>465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5</text:p>
          </table:table-cell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float" office:value="231" calcext:value-type="float">
            <text:p>231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8</text:p>
          </table:table-cell>
          <table:table-cell office:value-type="float" office:value="984" calcext:value-type="float">
            <text:p>984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15" calcext:value-type="float">
            <text:p>15</text:p>
          </table:table-cell>
          <table:table-cell office:value-type="float" office:value="303" calcext:value-type="float">
            <text:p>303</text:p>
          </table:table-cell>
          <table:table-cell office:value-type="float" office:value="471" calcext:value-type="float">
            <text:p>471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15" calcext:value-type="float">
            <text:p>15</text:p>
          </table:table-cell>
          <table:table-cell office:value-type="float" office:value="399" calcext:value-type="float">
            <text:p>399</text:p>
          </table:table-cell>
          <table:table-cell office:value-type="float" office:value="711" calcext:value-type="float">
            <text:p>71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627" calcext:value-type="float">
            <text:p>627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6</text:p>
          </table:table-cell>
          <table:table-cell office:value-type="float" office:value="537" calcext:value-type="float">
            <text:p>537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606" calcext:value-type="float">
            <text:p>606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1</text:p>
          </table:table-cell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79" calcext:value-type="float">
            <text:p>279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206" calcext:value-type="float">
            <text:p>1206</text:p>
          </table:table-cell>
          <table:table-cell office:value-type="float" office:value="3" calcext:value-type="float">
            <text:p>3</text:p>
          </table:table-cell>
          <table:table-cell office:value-type="float" office:value="312" calcext:value-type="float">
            <text:p>312</text:p>
          </table:table-cell>
          <table:table-cell office:value-type="float" office:value="762" calcext:value-type="float">
            <text:p>762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531" calcext:value-type="float">
            <text:p>531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534" calcext:value-type="float">
            <text:p>534</text:p>
          </table:table-cell>
          <table:table-cell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5</text:p>
          </table:table-cell>
          <table:table-cell office:value-type="float" office:value="657" calcext:value-type="float">
            <text:p>657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459" calcext:value-type="float">
            <text:p>459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7</text:p>
          </table:table-cell>
          <table:table-cell office:value-type="float" office:value="1221" calcext:value-type="float">
            <text:p>1221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774" calcext:value-type="float">
            <text:p>774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969" calcext:value-type="float">
            <text:p>969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798" calcext:value-type="float">
            <text:p>798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6" calcext:value-type="float">
            <text:p>6</text:p>
          </table:table-cell>
          <table:table-cell office:value-type="float" office:value="390" calcext:value-type="float">
            <text:p>390</text:p>
          </table:table-cell>
          <table:table-cell office:value-type="float" office:value="750" calcext:value-type="float">
            <text:p>750</text:p>
          </table:table-cell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4</text:p>
          </table:table-cell>
          <table:table-cell office:value-type="float" office:value="603" calcext:value-type="float">
            <text:p>603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2" calcext:value-type="float">
            <text:p>12</text:p>
          </table:table-cell>
          <table:table-cell office:value-type="float" office:value="525" calcext:value-type="float">
            <text:p>525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291" calcext:value-type="float">
            <text:p>29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69</text:p>
          </table:table-cell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0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8072</text:p>
          </table:table-cell>
          <table:table-cell office:value-type="float" office:value="696" calcext:value-type="float">
            <text:p>696</text:p>
          </table:table-cell>
          <table:table-cell office:value-type="float" office:value="9" calcext:value-type="float">
            <text:p>9</text:p>
          </table:table-cell>
          <table:table-cell office:value-type="float" office:value="369" calcext:value-type="float">
            <text:p>36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9" calcext:value-type="float">
            <text:p>9</text:p>
          </table:table-cell>
          <table:table-cell office:value-type="float" office:value="246" calcext:value-type="float">
            <text:p>246</text:p>
          </table:table-cell>
          <table:table-cell office:value-type="float" office:value="339" calcext:value-type="float">
            <text:p>33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6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975" calcext:value-type="float">
            <text:p>975</text:p>
          </table:table-cell>
          <table:table-cell office:value-type="float" office:value="18" calcext:value-type="float">
            <text:p>18</text:p>
          </table:table-cell>
          <table:table-cell office:value-type="float" office:value="447" calcext:value-type="float">
            <text:p>447</text:p>
          </table:table-cell>
          <table:table-cell office:value-type="float" office:value="399" calcext:value-type="float">
            <text:p>399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12</text:p>
          </table:table-cell>
          <table:table-cell office:value-type="float" office:value="582" calcext:value-type="float">
            <text:p>58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36</text:p>
          </table:table-cell>
          <table:table-cell office:value-type="float" office:value="651" calcext:value-type="float">
            <text:p>651</text:p>
          </table:table-cell>
          <table:table-cell office:value-type="float" office:value="15" calcext:value-type="float">
            <text:p>15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46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2</text:p>
          </table:table-cell>
          <table:table-cell office:value-type="float" office:value="546" calcext:value-type="float">
            <text:p>546</text:p>
          </table:table-cell>
          <table:table-cell office:value-type="float" office:value="15" calcext:value-type="float">
            <text:p>15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267" calcext:value-type="float">
            <text:p>267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24" calcext:value-type="float">
            <text:p>24</text:p>
          </table:table-cell>
          <table:table-cell office:value-type="float" office:value="339" calcext:value-type="float">
            <text:p>339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06" calcext:value-type="float">
            <text:p>306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3</text:p>
          </table:table-cell>
          <table:table-cell office:value-type="float" office:value="636" calcext:value-type="float">
            <text:p>636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12" calcext:value-type="float">
            <text:p>12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417" calcext:value-type="float">
            <text:p>417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309" calcext:value-type="float">
            <text:p>309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56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1</text:p>
          </table:table-cell>
          <table:table-cell office:value-type="float" office:value="834" calcext:value-type="float">
            <text:p>834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1476" calcext:value-type="float">
            <text:p>1476</text:p>
          </table:table-cell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office:value-type="float" office:value="924" calcext:value-type="float">
            <text:p>924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94" calcext:value-type="float">
            <text:p>894</text:p>
          </table:table-cell>
          <table:table-cell office:value-type="float" office:value="18" calcext:value-type="float">
            <text:p>18</text:p>
          </table:table-cell>
          <table:table-cell office:value-type="float" office:value="321" calcext:value-type="float">
            <text:p>321</text:p>
          </table:table-cell>
          <table:table-cell office:value-type="float" office:value="435" calcext:value-type="float">
            <text:p>435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894" calcext:value-type="float">
            <text:p>894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399" calcext:value-type="float">
            <text:p>399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30" calcext:value-type="float">
            <text:p>33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36" calcext:value-type="float">
            <text:p>936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office:value-type="float" office:value="12" calcext:value-type="float">
            <text:p>12</text:p>
          </table:table-cell>
          <table:table-cell office:value-type="float" office:value="213" calcext:value-type="float">
            <text:p>213</text:p>
          </table:table-cell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float" office:value="101406" calcext:value-type="float">
            <text:p>101406</text:p>
          </table:table-cell>
          <table:table-cell office:value-type="float" office:value="1506" calcext:value-type="float">
            <text:p>1506</text:p>
          </table:table-cell>
          <table:table-cell office:value-type="float" office:value="35208" calcext:value-type="float">
            <text:p>35208</text:p>
          </table:table-cell>
          <table:table-cell office:value-type="float" office:value="53865" calcext:value-type="float">
            <text:p>53865</text:p>
          </table:table-cell>
          <table:table-cell office:value-type="float" office:value="1077" calcext:value-type="float">
            <text:p>1077</text:p>
          </table:table-cell>
          <table:table-cell office:value-type="float" office:value="9753" calcext:value-type="float">
            <text:p>975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1001</text:p>
          </table:table-cell>
          <table:table-cell office:value-type="float" office:value="684" calcext:value-type="float">
            <text:p>684</text:p>
          </table:table-cell>
          <table:table-cell office:value-type="float" office:value="30" calcext:value-type="float">
            <text:p>30</text:p>
          </table:table-cell>
          <table:table-cell office:value-type="float" office:value="321" calcext:value-type="float">
            <text:p>321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3</text:p>
          </table:table-cell>
          <table:table-cell office:value-type="float" office:value="792" calcext:value-type="float">
            <text:p>792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420" calcext:value-type="float">
            <text:p>42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09</text:p>
          </table:table-cell>
          <table:table-cell office:value-type="float" office:value="633" calcext:value-type="float">
            <text:p>633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office:value-type="float" office:value="336" calcext:value-type="float">
            <text:p>336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13</text:p>
          </table:table-cell>
          <table:table-cell office:value-type="float" office:value="867" calcext:value-type="float">
            <text:p>86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0</text:p>
          </table:table-cell>
          <table:table-cell office:value-type="float" office:value="543" calcext:value-type="float">
            <text:p>543</text:p>
          </table:table-cell>
          <table:table-cell office:value-type="float" office:value="21" calcext:value-type="float">
            <text:p>21</text:p>
          </table:table-cell>
          <table:table-cell office:value-type="float" office:value="213" calcext:value-type="float">
            <text:p>213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2</text:p>
          </table:table-cell>
          <table:table-cell office:value-type="float" office:value="627" calcext:value-type="float">
            <text:p>627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4</text:p>
          </table:table-cell>
          <table:table-cell office:value-type="float" office:value="510" calcext:value-type="float">
            <text:p>510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6</text:p>
          </table:table-cell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264" calcext:value-type="float">
            <text:p>264</text:p>
          </table:table-cell>
          <table:table-cell office:value-type="float" office:value="393" calcext:value-type="float">
            <text:p>393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7</text:p>
          </table:table-cell>
          <table:table-cell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office:value-type="float" office:value="294" calcext:value-type="float">
            <text:p>294</text:p>
          </table:table-cell>
          <table:table-cell office:value-type="float" office:value="492" calcext:value-type="float">
            <text:p>492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28</text:p>
          </table:table-cell>
          <table:table-cell office:value-type="float" office:value="510" calcext:value-type="float">
            <text:p>5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30</text:p>
          </table:table-cell>
          <table:table-cell office:value-type="float" office:value="843" calcext:value-type="float">
            <text:p>843</text:p>
          </table:table-cell>
          <table:table-cell office:value-type="float" office:value="21" calcext:value-type="float">
            <text:p>21</text:p>
          </table:table-cell>
          <table:table-cell office:value-type="float" office:value="285" calcext:value-type="float">
            <text:p>285</text:p>
          </table:table-cell>
          <table:table-cell office:value-type="float" office:value="465" calcext:value-type="float">
            <text:p>46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1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558" calcext:value-type="float">
            <text:p>558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4</text:p>
          </table:table-cell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486" calcext:value-type="float">
            <text:p>486</text:p>
          </table:table-cell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8</text:p>
          </table:table-cell>
          <table:table-cell office:value-type="float" office:value="771" calcext:value-type="float">
            <text:p>771</text:p>
          </table:table-cell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  <table:table-cell office:value-type="float" office:value="471" calcext:value-type="float">
            <text:p>471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49</text:p>
          </table:table-cell>
          <table:table-cell office:value-type="float" office:value="855" calcext:value-type="float">
            <text:p>855</text:p>
          </table:table-cell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  <table:table-cell office:value-type="float" office:value="537" calcext:value-type="float">
            <text:p>537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2050</text:p>
          </table:table-cell>
          <table:table-cell office:value-type="float" office:value="1140" calcext:value-type="float">
            <text:p>1140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735" calcext:value-type="float">
            <text:p>735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3003</text:p>
          </table:table-cell>
          <table:table-cell office:value-type="float" office:value="528" calcext:value-type="float">
            <text:p>528</text:p>
          </table:table-cell>
          <table:table-cell office:value-type="float" office:value="12" calcext:value-type="float">
            <text:p>12</text:p>
          </table:table-cell>
          <table:table-cell office:value-type="float" office:value="306" calcext:value-type="float">
            <text:p>306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1</text:p>
          </table:table-cell>
          <table:table-cell office:value-type="float" office:value="579" calcext:value-type="float">
            <text:p>579</text:p>
          </table:table-cell>
          <table:table-cell office:value-type="float" office:value="21" calcext:value-type="float">
            <text:p>21</text:p>
          </table:table-cell>
          <table:table-cell office:value-type="float" office:value="288" calcext:value-type="float">
            <text:p>288</text:p>
          </table:table-cell>
          <table:table-cell office:value-type="float" office:value="207" calcext:value-type="float">
            <text:p>207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3</text:p>
          </table:table-cell>
          <table:table-cell office:value-type="float" office:value="561" calcext:value-type="float">
            <text:p>561</text:p>
          </table:table-cell>
          <table:table-cell office:value-type="float" office:value="24" calcext:value-type="float">
            <text:p>24</text:p>
          </table:table-cell>
          <table:table-cell office:value-type="float" office:value="288" calcext:value-type="float">
            <text:p>288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4</text:p>
          </table:table-cell>
          <table:table-cell office:value-type="float" office:value="528" calcext:value-type="float">
            <text:p>528</text:p>
          </table:table-cell>
          <table:table-cell office:value-type="float" office:value="15" calcext:value-type="float">
            <text:p>15</text:p>
          </table:table-cell>
          <table:table-cell office:value-type="float" office:value="204" calcext:value-type="float">
            <text:p>204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7</text:p>
          </table:table-cell>
          <table:table-cell office:value-type="float" office:value="501" calcext:value-type="float">
            <text:p>501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4009</text:p>
          </table:table-cell>
          <table:table-cell office:value-type="float" office:value="582" calcext:value-type="float">
            <text:p>582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5002</text:p>
          </table:table-cell>
          <table:table-cell office:value-type="float" office:value="690" calcext:value-type="float">
            <text:p>690</text:p>
          </table:table-cell>
          <table:table-cell office:value-type="float" office:value="21" calcext:value-type="float">
            <text:p>21</text:p>
          </table:table-cell>
          <table:table-cell office:value-type="float" office:value="342" calcext:value-type="float">
            <text:p>342</text:p>
          </table:table-cell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2</text:p>
          </table:table-cell>
          <table:table-cell office:value-type="float" office:value="714" calcext:value-type="float">
            <text:p>714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393" calcext:value-type="float">
            <text:p>393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07</text:p>
          </table:table-cell>
          <table:table-cell office:value-type="float" office:value="570" calcext:value-type="float">
            <text:p>570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2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3</text:p>
          </table:table-cell>
          <table:table-cell office:value-type="float" office:value="732" calcext:value-type="float">
            <text:p>732</text:p>
          </table:table-cell>
          <table:table-cell office:value-type="float" office:value="24" calcext:value-type="float">
            <text:p>24</text:p>
          </table:table-cell>
          <table:table-cell office:value-type="float" office:value="318" calcext:value-type="float">
            <text:p>318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19</text:p>
          </table:table-cell>
          <table:table-cell office:value-type="float" office:value="537" calcext:value-type="float">
            <text:p>537</text:p>
          </table:table-cell>
          <table:table-cell office:value-type="float" office:value="27" calcext:value-type="float">
            <text:p>27</text:p>
          </table:table-cell>
          <table:table-cell office:value-type="float" office:value="255" calcext:value-type="float">
            <text:p>255</text:p>
          </table:table-cell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5</text:p>
          </table:table-cell>
          <table:table-cell office:value-type="float" office:value="609" calcext:value-type="float">
            <text:p>609</text:p>
          </table:table-cell>
          <table:table-cell office:value-type="float" office:value="18" calcext:value-type="float">
            <text:p>18</text:p>
          </table:table-cell>
          <table:table-cell office:value-type="float" office:value="237" calcext:value-type="float">
            <text:p>237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28</text:p>
          </table:table-cell>
          <table:table-cell office:value-type="float" office:value="888" calcext:value-type="float">
            <text:p>888</text:p>
          </table:table-cell>
          <table:table-cell office:value-type="float" office:value="24" calcext:value-type="float">
            <text:p>24</text:p>
          </table:table-cell>
          <table:table-cell office:value-type="float" office:value="372" calcext:value-type="float">
            <text:p>372</text:p>
          </table:table-cell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1</text:p>
          </table:table-cell>
          <table:table-cell office:value-type="float" office:value="513" calcext:value-type="float">
            <text:p>513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39</text:p>
          </table:table-cell>
          <table:table-cell office:value-type="float" office:value="657" calcext:value-type="float">
            <text:p>657</text:p>
          </table:table-cell>
          <table:table-cell office:value-type="float" office:value="6" calcext:value-type="float">
            <text:p>6</text:p>
          </table:table-cell>
          <table:table-cell office:value-type="float" office:value="252" calcext:value-type="float">
            <text:p>252</text:p>
          </table:table-cell>
          <table:table-cell office:value-type="float" office:value="324" calcext:value-type="float">
            <text:p>32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6048</text:p>
          </table:table-cell>
          <table:table-cell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537" calcext:value-type="float">
            <text:p>537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05</text:p>
          </table:table-cell>
          <table:table-cell office:value-type="float" office:value="654" calcext:value-type="float">
            <text:p>654</text:p>
          </table:table-cell>
          <table:table-cell office:value-type="float" office:value="9" calcext:value-type="float">
            <text:p>9</text:p>
          </table:table-cell>
          <table:table-cell office:value-type="float" office:value="183" calcext:value-type="float">
            <text:p>183</text:p>
          </table:table-cell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11</text:p>
          </table:table-cell>
          <table:table-cell office:value-type="float" office:value="561" calcext:value-type="float">
            <text:p>561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3</text:p>
          </table:table-cell>
          <table:table-cell office:value-type="float" office:value="795" calcext:value-type="float">
            <text:p>795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27</text:p>
          </table:table-cell>
          <table:table-cell office:value-type="float" office:value="660" calcext:value-type="float">
            <text:p>660</text:p>
          </table:table-cell>
          <table:table-cell office:value-type="float" office:value="12" calcext:value-type="float">
            <text:p>12</text:p>
          </table:table-cell>
          <table:table-cell office:value-type="float" office:value="219" calcext:value-type="float">
            <text:p>219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0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34</text:p>
          </table:table-cell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  <table:table-cell office:value-type="float" office:value="291" calcext:value-type="float">
            <text:p>291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3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6</text:p>
          </table:table-cell>
          <table:table-cell office:value-type="float" office:value="798" calcext:value-type="float">
            <text:p>798</text:p>
          </table:table-cell>
          <table:table-cell office:value-type="float" office:value="18" calcext:value-type="float">
            <text:p>18</text:p>
          </table:table-cell>
          <table:table-cell office:value-type="float" office:value="273" calcext:value-type="float">
            <text:p>273</text:p>
          </table:table-cell>
          <table:table-cell office:value-type="float" office:value="420" calcext:value-type="float">
            <text:p>42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48</text:p>
          </table:table-cell>
          <table:table-cell office:value-type="float" office:value="684" calcext:value-type="float">
            <text:p>68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50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office:value-type="float" office:value="195" calcext:value-type="float">
            <text:p>195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6</text:p>
          </table:table-cell>
          <table:table-cell office:value-type="float" office:value="504" calcext:value-type="float">
            <text:p>504</text:p>
          </table:table-cell>
          <table:table-cell office:value-type="float" office:value="15" calcext:value-type="float">
            <text:p>15</text:p>
          </table:table-cell>
          <table:table-cell office:value-type="float" office:value="201" calcext:value-type="float">
            <text:p>201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67</text:p>
          </table:table-cell>
          <table:table-cell office:value-type="float" office:value="525" calcext:value-type="float">
            <text:p>525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1</text:p>
          </table:table-cell>
          <table:table-cell office:value-type="float" office:value="534" calcext:value-type="float">
            <text:p>534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2</text:p>
          </table:table-cell>
          <table:table-cell office:value-type="float" office:value="798" calcext:value-type="float">
            <text:p>798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441" calcext:value-type="float">
            <text:p>441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4</text:p>
          </table:table-cell>
          <table:table-cell office:value-type="float" office:value="822" calcext:value-type="float">
            <text:p>822</text:p>
          </table:table-cell>
          <table:table-cell office:value-type="float" office:value="9" calcext:value-type="float">
            <text:p>9</text:p>
          </table:table-cell>
          <table:table-cell office:value-type="float" office:value="372" calcext:value-type="float">
            <text:p>372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6</text:p>
          </table:table-cell>
          <table:table-cell office:value-type="float" office:value="633" calcext:value-type="float">
            <text:p>633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77</text:p>
          </table:table-cell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453" calcext:value-type="float">
            <text:p>453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2</text:p>
          </table:table-cell>
          <table:table-cell office:value-type="float" office:value="918" calcext:value-type="float">
            <text:p>918</text:p>
          </table:table-cell>
          <table:table-cell office:value-type="float" office:value="15" calcext:value-type="float">
            <text:p>15</text:p>
          </table:table-cell>
          <table:table-cell office:value-type="float" office:value="321" calcext:value-type="float">
            <text:p>321</text:p>
          </table:table-cell>
          <table:table-cell office:value-type="float" office:value="456" calcext:value-type="float">
            <text:p>456</text:p>
          </table:table-cell>
          <table:table-cell office:value-type="float" office:value="9" calcext:value-type="float">
            <text:p>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89</text:p>
          </table:table-cell>
          <table:table-cell office:value-type="float" office:value="717" calcext:value-type="float">
            <text:p>717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0</text:p>
          </table:table-cell>
          <table:table-cell office:value-type="float" office:value="810" calcext:value-type="float">
            <text:p>810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441" calcext:value-type="float">
            <text:p>441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1</text:p>
          </table:table-cell>
          <table:table-cell office:value-type="float" office:value="1227" calcext:value-type="float">
            <text:p>1227</text:p>
          </table:table-cell>
          <table:table-cell office:value-type="float" office:value="6" calcext:value-type="float">
            <text:p>6</text:p>
          </table:table-cell>
          <table:table-cell office:value-type="float" office:value="351" calcext:value-type="float">
            <text:p>351</text:p>
          </table:table-cell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2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267" calcext:value-type="float">
            <text:p>267</text:p>
          </table:table-cell>
          <table:table-cell office:value-type="float" office:value="450" calcext:value-type="float">
            <text:p>450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7095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1</text:p>
          </table:table-cell>
          <table:table-cell office:value-type="float" office:value="702" calcext:value-type="float">
            <text:p>702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327" calcext:value-type="float">
            <text:p>327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3</text:p>
          </table:table-cell>
          <table:table-cell office:value-type="float" office:value="537" calcext:value-type="float">
            <text:p>537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6</text:p>
          </table:table-cell>
          <table:table-cell office:value-type="float" office:value="870" calcext:value-type="float">
            <text:p>870</text:p>
          </table:table-cell>
          <table:table-cell office:value-type="float" office:value="12" calcext:value-type="float">
            <text:p>12</text:p>
          </table:table-cell>
          <table:table-cell office:value-type="float" office:value="273" calcext:value-type="float">
            <text:p>273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07</text:p>
          </table:table-cell>
          <table:table-cell office:value-type="float" office:value="666" calcext:value-type="float">
            <text:p>666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342" calcext:value-type="float">
            <text:p>342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0</text:p>
          </table:table-cell>
          <table:table-cell office:value-type="float" office:value="954" calcext:value-type="float">
            <text:p>954</text:p>
          </table:table-cell>
          <table:table-cell office:value-type="float" office:value="9" calcext:value-type="float">
            <text:p>9</text:p>
          </table:table-cell>
          <table:table-cell office:value-type="float" office:value="324" calcext:value-type="float">
            <text:p>324</text:p>
          </table:table-cell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1</text:p>
          </table:table-cell>
          <table:table-cell office:value-type="float" office:value="825" calcext:value-type="float">
            <text:p>825</text:p>
          </table:table-cell>
          <table:table-cell office:value-type="float" office:value="6" calcext:value-type="float">
            <text:p>6</text:p>
          </table:table-cell>
          <table:table-cell office:value-type="float" office:value="336" calcext:value-type="float">
            <text:p>336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2</text:p>
          </table:table-cell>
          <table:table-cell office:value-type="float" office:value="1167" calcext:value-type="float">
            <text:p>1167</text:p>
          </table:table-cell>
          <table:table-cell office:value-type="float" office:value="15" calcext:value-type="float">
            <text:p>15</text:p>
          </table:table-cell>
          <table:table-cell office:value-type="float" office:value="465" calcext:value-type="float">
            <text:p>465</text:p>
          </table:table-cell>
          <table:table-cell office:value-type="float" office:value="567" calcext:value-type="float">
            <text:p>567</text:p>
          </table:table-cell>
          <table:table-cell office:value-type="float" office:value="9" calcext:value-type="float">
            <text:p>9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3</text:p>
          </table:table-cell>
          <table:table-cell office:value-type="float" office:value="774" calcext:value-type="float">
            <text:p>774</text:p>
          </table:table-cell>
          <table:table-cell office:value-type="float" office:value="9" calcext:value-type="float">
            <text:p>9</text:p>
          </table:table-cell>
          <table:table-cell office:value-type="float" office:value="285" calcext:value-type="float">
            <text:p>285</text:p>
          </table:table-cell>
          <table:table-cell office:value-type="float" office:value="396" calcext:value-type="float">
            <text:p>396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5</text:p>
          </table:table-cell>
          <table:table-cell office:value-type="float" office:value="510" calcext:value-type="float">
            <text:p>510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7</text:p>
          </table:table-cell>
          <table:table-cell office:value-type="float" office:value="618" calcext:value-type="float">
            <text:p>618</text:p>
          </table:table-cell>
          <table:table-cell office:value-type="float" office:value="18" calcext:value-type="float">
            <text:p>18</text:p>
          </table:table-cell>
          <table:table-cell office:value-type="float" office:value="228" calcext:value-type="float">
            <text:p>228</text:p>
          </table:table-cell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18</text:p>
          </table:table-cell>
          <table:table-cell office:value-type="float" office:value="630" calcext:value-type="float">
            <text:p>630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366" calcext:value-type="float">
            <text:p>366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8</text:p>
          </table:table-cell>
          <table:table-cell office:value-type="float" office:value="981" calcext:value-type="float">
            <text:p>981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495" calcext:value-type="float">
            <text:p>495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29</text:p>
          </table:table-cell>
          <table:table-cell office:value-type="float" office:value="876" calcext:value-type="float">
            <text:p>876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0</text:p>
          </table:table-cell>
          <table:table-cell office:value-type="float" office:value="1266" calcext:value-type="float">
            <text:p>1266</text:p>
          </table:table-cell>
          <table:table-cell office:value-type="float" office:value="18" calcext:value-type="float">
            <text:p>18</text:p>
          </table:table-cell>
          <table:table-cell office:value-type="float" office:value="399" calcext:value-type="float">
            <text:p>399</text:p>
          </table:table-cell>
          <table:table-cell office:value-type="float" office:value="711" calcext:value-type="float">
            <text:p>711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1</text:p>
          </table:table-cell>
          <table:table-cell office:value-type="float" office:value="654" calcext:value-type="float">
            <text:p>654</text:p>
          </table:table-cell>
          <table:table-cell office:value-type="float" office:value="21" calcext:value-type="float">
            <text:p>21</text:p>
          </table:table-cell>
          <table:table-cell office:value-type="float" office:value="231" calcext:value-type="float">
            <text:p>231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3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291" calcext:value-type="float">
            <text:p>291</text:p>
          </table:table-cell>
          <table:table-cell office:value-type="float" office:value="669" calcext:value-type="float">
            <text:p>669</text:p>
          </table:table-cell>
          <table:table-cell office:value-type="float" office:value="9" calcext:value-type="float">
            <text:p>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5</text:p>
          </table:table-cell>
          <table:table-cell office:value-type="float" office:value="1053" calcext:value-type="float">
            <text:p>1053</text:p>
          </table:table-cell>
          <table:table-cell office:value-type="float" office:value="6" calcext:value-type="float">
            <text:p>6</text:p>
          </table:table-cell>
          <table:table-cell office:value-type="float" office:value="282" calcext:value-type="float">
            <text:p>282</text:p>
          </table:table-cell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6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39</text:p>
          </table:table-cell>
          <table:table-cell office:value-type="float" office:value="729" calcext:value-type="float">
            <text:p>729</text:p>
          </table:table-cell>
          <table:table-cell office:value-type="float" office:value="15" calcext:value-type="float">
            <text:p>15</text:p>
          </table:table-cell>
          <table:table-cell office:value-type="float" office:value="297" calcext:value-type="float">
            <text:p>297</text:p>
          </table:table-cell>
          <table:table-cell office:value-type="float" office:value="342" calcext:value-type="float">
            <text:p>342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0</text:p>
          </table:table-cell>
          <table:table-cell office:value-type="float" office:value="1023" calcext:value-type="float">
            <text:p>1023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609" calcext:value-type="float">
            <text:p>60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1</text:p>
          </table:table-cell>
          <table:table-cell office:value-type="float" office:value="585" calcext:value-type="float">
            <text:p>585</text:p>
          </table:table-cell>
          <table:table-cell office:value-type="float" office:value="9" calcext:value-type="float">
            <text:p>9</text:p>
          </table:table-cell>
          <table:table-cell office:value-type="float" office:value="228" calcext:value-type="float">
            <text:p>228</text:p>
          </table:table-cell>
          <table:table-cell office:value-type="float" office:value="276" calcext:value-type="float">
            <text:p>276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2</text:p>
          </table:table-cell>
          <table:table-cell office:value-type="float" office:value="909" calcext:value-type="float">
            <text:p>909</text:p>
          </table:table-cell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528" calcext:value-type="float">
            <text:p>528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3</text:p>
          </table:table-cell>
          <table:table-cell office:value-type="float" office:value="1206" calcext:value-type="float">
            <text:p>1206</text:p>
          </table:table-cell>
          <table:table-cell office:value-type="float" office:value="6" calcext:value-type="float">
            <text:p>6</text:p>
          </table:table-cell>
          <table:table-cell office:value-type="float" office:value="312" calcext:value-type="float">
            <text:p>312</text:p>
          </table:table-cell>
          <table:table-cell office:value-type="float" office:value="762" calcext:value-type="float">
            <text:p>762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44</text:p>
          </table:table-cell>
          <table:table-cell office:value-type="float" office:value="1119" calcext:value-type="float">
            <text:p>1119</text:p>
          </table:table-cell>
          <table:table-cell office:value-type="float" office:value="12" calcext:value-type="float">
            <text:p>12</text:p>
          </table:table-cell>
          <table:table-cell office:value-type="float" office:value="330" calcext:value-type="float">
            <text:p>330</text:p>
          </table:table-cell>
          <table:table-cell office:value-type="float" office:value="684" calcext:value-type="float">
            <text:p>684</text:p>
          </table:table-cell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2</text:p>
          </table:table-cell>
          <table:table-cell office:value-type="float" office:value="534" calcext:value-type="float">
            <text:p>534</text:p>
          </table:table-cell>
          <table:table-cell office:value-type="float" office:value="9" calcext:value-type="float">
            <text:p>9</text:p>
          </table:table-cell>
          <table:table-cell office:value-type="float" office:value="213" calcext:value-type="float">
            <text:p>213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4</text:p>
          </table:table-cell>
          <table:table-cell office:value-type="float" office:value="954" calcext:value-type="float">
            <text:p>954</text:p>
          </table:table-cell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 office:value-type="float" office:value="534" calcext:value-type="float">
            <text:p>534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5</text:p>
          </table:table-cell>
          <table:table-cell office:value-type="float" office:value="654" calcext:value-type="float">
            <text:p>654</text:p>
          </table:table-cell>
          <table:table-cell office:value-type="float" office:value="6" calcext:value-type="float">
            <text:p>6</text:p>
          </table:table-cell>
          <table:table-cell office:value-type="float" office:value="231" calcext:value-type="float">
            <text:p>231</text:p>
          </table:table-cell>
          <table:table-cell office:value-type="float" office:value="351" calcext:value-type="float">
            <text:p>35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6</text:p>
          </table:table-cell>
          <table:table-cell office:value-type="float" office:value="732" calcext:value-type="float">
            <text:p>732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7</text:p>
          </table:table-cell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office:value-type="float" office:value="315" calcext:value-type="float">
            <text:p>315</text:p>
          </table:table-cell>
          <table:table-cell office:value-type="float" office:value="777" calcext:value-type="float">
            <text:p>777</text:p>
          </table:table-cell>
          <table:table-cell office:value-type="float" office:value="12" calcext:value-type="float">
            <text:p>1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8</text:p>
          </table:table-cell>
          <table:table-cell office:value-type="float" office:value="972" calcext:value-type="float">
            <text:p>972</text:p>
          </table:table-cell>
          <table:table-cell office:value-type="float" office:value="9" calcext:value-type="float">
            <text:p>9</text:p>
          </table:table-cell>
          <table:table-cell office:value-type="float" office:value="243" calcext:value-type="float">
            <text:p>243</text:p>
          </table:table-cell>
          <table:table-cell office:value-type="float" office:value="630" calcext:value-type="float">
            <text:p>630</text:p>
          </table:table-cell>
          <table:table-cell office:value-type="float" office:value="9" calcext:value-type="float">
            <text:p>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59</text:p>
          </table:table-cell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float" office:value="210" calcext:value-type="float">
            <text:p>210</text:p>
          </table:table-cell>
          <table:table-cell office:value-type="float" office:value="681" calcext:value-type="float">
            <text:p>681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1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float" office:value="276" calcext:value-type="float">
            <text:p>276</text:p>
          </table:table-cell>
          <table:table-cell office:value-type="float" office:value="798" calcext:value-type="float">
            <text:p>798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3</text:p>
          </table:table-cell>
          <table:table-cell office:value-type="float" office:value="1272" calcext:value-type="float">
            <text:p>1272</text:p>
          </table:table-cell>
          <table:table-cell office:value-type="float" office:value="6" calcext:value-type="float">
            <text:p>6</text:p>
          </table:table-cell>
          <table:table-cell office:value-type="float" office:value="387" calcext:value-type="float">
            <text:p>387</text:p>
          </table:table-cell>
          <table:table-cell office:value-type="float" office:value="750" calcext:value-type="float">
            <text:p>750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4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5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465" calcext:value-type="float">
            <text:p>465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6</text:p>
          </table:table-cell>
          <table:table-cell office:value-type="float" office:value="1092" calcext:value-type="float">
            <text:p>1092</text:p>
          </table:table-cell>
          <table:table-cell office:value-type="float" office:value="12" calcext:value-type="float">
            <text:p>12</text:p>
          </table:table-cell>
          <table:table-cell office:value-type="float" office:value="522" calcext:value-type="float">
            <text:p>522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7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float" office:value="294" calcext:value-type="float">
            <text:p>29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8</text:p>
          </table:table-cell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office:value-type="float" office:value="267" calcext:value-type="float">
            <text:p>267</text:p>
          </table:table-cell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69</text:p>
          </table:table-cell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495" calcext:value-type="float">
            <text:p>495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0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office:value-type="float" office:value="312" calcext:value-type="float">
            <text:p>312</text:p>
          </table:table-cell>
          <table:table-cell office:value-type="float" office:value="411" calcext:value-type="float">
            <text:p>411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8072</text:p>
          </table:table-cell>
          <table:table-cell office:value-type="float" office:value="693" calcext:value-type="float">
            <text:p>693</text:p>
          </table:table-cell>
          <table:table-cell office:value-type="float" office:value="9" calcext:value-type="float">
            <text:p>9</text:p>
          </table:table-cell>
          <table:table-cell office:value-type="float" office:value="366" calcext:value-type="float">
            <text:p>366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3</text:p>
          </table:table-cell>
          <table:table-cell office:value-type="float" office:value="651" calcext:value-type="float">
            <text:p>651</text:p>
          </table:table-cell>
          <table:table-cell office:value-type="float" office:value="12" calcext:value-type="float">
            <text:p>12</text:p>
          </table:table-cell>
          <table:table-cell office:value-type="float" office:value="246" calcext:value-type="float">
            <text:p>246</text:p>
          </table:table-cell>
          <table:table-cell office:value-type="float" office:value="339" calcext:value-type="float">
            <text:p>33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6</text:p>
          </table:table-cell>
          <table:table-cell office:value-type="float" office:value="612" calcext:value-type="float">
            <text:p>612</text:p>
          </table:table-cell>
          <table:table-cell office:value-type="float" office:value="18" calcext:value-type="float">
            <text:p>18</text:p>
          </table:table-cell>
          <table:table-cell office:value-type="float" office:value="261" calcext:value-type="float">
            <text:p>261</text:p>
          </table:table-cell>
          <table:table-cell office:value-type="float" office:value="270" calcext:value-type="float">
            <text:p>270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07</text:p>
          </table:table-cell>
          <table:table-cell office:value-type="float" office:value="972" calcext:value-type="float">
            <text:p>972</text:p>
          </table:table-cell>
          <table:table-cell office:value-type="float" office:value="18" calcext:value-type="float">
            <text:p>18</text:p>
          </table:table-cell>
          <table:table-cell office:value-type="float" office:value="447" calcext:value-type="float">
            <text:p>447</text:p>
          </table:table-cell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1</text:p>
          </table:table-cell>
          <table:table-cell office:value-type="float" office:value="666" calcext:value-type="float">
            <text:p>666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324" calcext:value-type="float">
            <text:p>324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12</text:p>
          </table:table-cell>
          <table:table-cell office:value-type="float" office:value="579" calcext:value-type="float">
            <text:p>579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36</text:p>
          </table:table-cell>
          <table:table-cell office:value-type="float" office:value="654" calcext:value-type="float">
            <text:p>654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46</text:p>
          </table:table-cell>
          <table:table-cell office:value-type="float" office:value="504" calcext:value-type="float">
            <text:p>504</text:p>
          </table:table-cell>
          <table:table-cell office:value-type="float" office:value="9" calcext:value-type="float">
            <text:p>9</text:p>
          </table:table-cell>
          <table:table-cell office:value-type="float" office:value="201" calcext:value-type="float">
            <text:p>201</text:p>
          </table:table-cell>
          <table:table-cell office:value-type="float" office:value="234" calcext:value-type="float">
            <text:p>234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2</text:p>
          </table:table-cell>
          <table:table-cell office:value-type="float" office:value="543" calcext:value-type="float">
            <text:p>543</text:p>
          </table:table-cell>
          <table:table-cell office:value-type="float" office:value="12" calcext:value-type="float">
            <text:p>12</text:p>
          </table:table-cell>
          <table:table-cell office:value-type="float" office:value="237" calcext:value-type="float">
            <text:p>237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5</text:p>
          </table:table-cell>
          <table:table-cell office:value-type="float" office:value="525" calcext:value-type="float">
            <text:p>52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267" calcext:value-type="float">
            <text:p>267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56</text:p>
          </table:table-cell>
          <table:table-cell office:value-type="float" office:value="609" calcext:value-type="float">
            <text:p>609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09083</text:p>
          </table:table-cell>
          <table:table-cell office:value-type="float" office:value="540" calcext:value-type="float">
            <text:p>540</text:p>
          </table:table-cell>
          <table:table-cell office:value-type="float" office:value="12" calcext:value-type="float">
            <text:p>12</text:p>
          </table:table-cell>
          <table:table-cell office:value-type="float" office:value="216" calcext:value-type="float">
            <text:p>216</text:p>
          </table:table-cell>
          <table:table-cell office:value-type="float" office:value="249" calcext:value-type="float">
            <text:p>24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1</text:p>
          </table:table-cell>
          <table:table-cell office:value-type="float" office:value="789" calcext:value-type="float">
            <text:p>789</text:p>
          </table:table-cell>
          <table:table-cell office:value-type="float" office:value="24" calcext:value-type="float">
            <text:p>24</text:p>
          </table:table-cell>
          <table:table-cell office:value-type="float" office:value="342" calcext:value-type="float">
            <text:p>342</text:p>
          </table:table-cell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2</text:p>
          </table:table-cell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03</text:p>
          </table:table-cell>
          <table:table-cell office:value-type="float" office:value="798" calcext:value-type="float">
            <text:p>798</text:p>
          </table:table-cell>
          <table:table-cell office:value-type="float" office:value="9" calcext:value-type="float">
            <text:p>9</text:p>
          </table:table-cell>
          <table:table-cell office:value-type="float" office:value="258" calcext:value-type="float">
            <text:p>258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6</text:p>
          </table:table-cell>
          <table:table-cell office:value-type="float" office:value="675" calcext:value-type="float">
            <text:p>675</text:p>
          </table:table-cell>
          <table:table-cell office:value-type="float" office:value="15" calcext:value-type="float">
            <text:p>15</text:p>
          </table:table-cell>
          <table:table-cell office:value-type="float" office:value="267" calcext:value-type="float">
            <text:p>267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19</text:p>
          </table:table-cell>
          <table:table-cell office:value-type="float" office:value="699" calcext:value-type="float">
            <text:p>699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432" calcext:value-type="float">
            <text:p>432</text:p>
          </table:table-cell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1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3</text:p>
          </table:table-cell>
          <table:table-cell office:value-type="float" office:value="633" calcext:value-type="float">
            <text:p>633</text:p>
          </table:table-cell>
          <table:table-cell office:value-type="float" office:value="9" calcext:value-type="float">
            <text:p>9</text:p>
          </table:table-cell>
          <table:table-cell office:value-type="float" office:value="237" calcext:value-type="float">
            <text:p>237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26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34</text:p>
          </table:table-cell>
          <table:table-cell office:value-type="float" office:value="783" calcext:value-type="float">
            <text:p>783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417" calcext:value-type="float">
            <text:p>4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2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56</text:p>
          </table:table-cell>
          <table:table-cell office:value-type="float" office:value="519" calcext:value-type="float">
            <text:p>519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6</text:p>
          </table:table-cell>
          <table:table-cell office:value-type="float" office:value="663" calcext:value-type="float">
            <text:p>663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321" calcext:value-type="float">
            <text:p>321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8</text:p>
          </table:table-cell>
          <table:table-cell office:value-type="float" office:value="699" calcext:value-type="float">
            <text:p>699</text:p>
          </table:table-cell>
          <table:table-cell office:value-type="float" office:value="6" calcext:value-type="float">
            <text:p>6</text:p>
          </table:table-cell>
          <table:table-cell office:value-type="float" office:value="201" calcext:value-type="float">
            <text:p>201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69</text:p>
          </table:table-cell>
          <table:table-cell office:value-type="float" office:value="1029" calcext:value-type="float">
            <text:p>1029</text:p>
          </table:table-cell>
          <table:table-cell office:value-type="float" office:value="9" calcext:value-type="float">
            <text:p>9</text:p>
          </table:table-cell>
          <table:table-cell office:value-type="float" office:value="306" calcext:value-type="float">
            <text:p>306</text:p>
          </table:table-cell>
          <table:table-cell office:value-type="float" office:value="606" calcext:value-type="float">
            <text:p>606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0</text:p>
          </table:table-cell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615" calcext:value-type="float">
            <text:p>61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1</text:p>
          </table:table-cell>
          <table:table-cell office:value-type="float" office:value="831" calcext:value-type="float">
            <text:p>831</text:p>
          </table:table-cell>
          <table:table-cell office:value-type="float" office:value="9" calcext:value-type="float">
            <text:p>9</text:p>
          </table:table-cell>
          <table:table-cell office:value-type="float" office:value="279" calcext:value-type="float">
            <text:p>279</text:p>
          </table:table-cell>
          <table:table-cell office:value-type="float" office:value="462" calcext:value-type="float">
            <text:p>46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2</text:p>
          </table:table-cell>
          <table:table-cell office:value-type="float" office:value="1476" calcext:value-type="float">
            <text:p>1476</text:p>
          </table:table-cell>
          <table:table-cell office:value-type="float" office:value="6" calcext:value-type="float">
            <text:p>6</text:p>
          </table:table-cell>
          <table:table-cell office:value-type="float" office:value="420" calcext:value-type="float">
            <text:p>420</text:p>
          </table:table-cell>
          <table:table-cell office:value-type="float" office:value="924" calcext:value-type="float">
            <text:p>924</text:p>
          </table:table-cell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0074</text:p>
          </table:table-cell>
          <table:table-cell office:value-type="float" office:value="534" calcext:value-type="float">
            <text:p>534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2</text:p>
          </table:table-cell>
          <table:table-cell office:value-type="float" office:value="891" calcext:value-type="float">
            <text:p>891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435" calcext:value-type="float">
            <text:p>435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3</text:p>
          </table:table-cell>
          <table:table-cell office:value-type="float" office:value="897" calcext:value-type="float">
            <text:p>897</text:p>
          </table:table-cell>
          <table:table-cell office:value-type="float" office:value="6" calcext:value-type="float">
            <text:p>6</text:p>
          </table:table-cell>
          <table:table-cell office:value-type="float" office:value="285" calcext:value-type="float">
            <text:p>285</text:p>
          </table:table-cell>
          <table:table-cell office:value-type="float" office:value="525" calcext:value-type="float">
            <text:p>525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4</text:p>
          </table:table-cell>
          <table:table-cell office:value-type="float" office:value="723" calcext:value-type="float">
            <text:p>723</text:p>
          </table:table-cell>
          <table:table-cell office:value-type="float" office:value="9" calcext:value-type="float">
            <text:p>9</text:p>
          </table:table-cell>
          <table:table-cell office:value-type="float" office:value="216" calcext:value-type="float">
            <text:p>216</text:p>
          </table:table-cell>
          <table:table-cell office:value-type="float" office:value="396" calcext:value-type="float">
            <text:p>396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6</text:p>
          </table:table-cell>
          <table:table-cell office:value-type="float" office:value="636" calcext:value-type="float">
            <text:p>636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7</text:p>
          </table:table-cell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float" office:value="261" calcext:value-type="float">
            <text:p>261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08</text:p>
          </table:table-cell>
          <table:table-cell office:value-type="float" office:value="516" calcext:value-type="float">
            <text:p>516</text:p>
          </table:table-cell>
          <table:table-cell office:value-type="float" office:value="9" calcext:value-type="float">
            <text:p>9</text:p>
          </table:table-cell>
          <table:table-cell office:value-type="float" office:value="186" calcext:value-type="float">
            <text:p>186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0</text:p>
          </table:table-cell>
          <table:table-cell office:value-type="float" office:value="735" calcext:value-type="float">
            <text:p>735</text:p>
          </table:table-cell>
          <table:table-cell office:value-type="float" office:value="6" calcext:value-type="float">
            <text:p>6</text:p>
          </table:table-cell>
          <table:table-cell office:value-type="float" office:value="222" calcext:value-type="float">
            <text:p>222</text:p>
          </table:table-cell>
          <table:table-cell office:value-type="float" office:value="432" calcext:value-type="float">
            <text:p>432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Sección 2906711013</text:p>
          </table:table-cell>
          <table:table-cell office:value-type="float" office:value="621" calcext:value-type="float">
            <text:p>621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office:value-type="float" office:value="312" calcext:value-type="float">
            <text:p>312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19:38:39.130000000</meta:creation-date>
    <dc:date>2024-12-13T19:39:57.759000000</dc:date>
    <meta:editing-duration>PT1M18S</meta:editing-duration>
    <meta:editing-cycles>2</meta:editing-cycles>
    <meta:generator>LibreOffice/7.6.5.2$Windows_x86 LibreOffice_project/38d5f62f85355c192ef5f1dd47c5c0c0c6d6598b</meta:generator>
    <meta:document-statistic meta:table-count="1" meta:cell-count="2200" meta:object-count="0"/>
  </office:meta>
</office:document-meta>
</file>